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a04" officeooo:paragraph-rsid="001e4a04"/>
    </style:style>
    <style:style style:name="P2" style:family="paragraph" style:parent-style-name="Heading_20_3">
      <style:text-properties officeooo:rsid="001e4a04" officeooo:paragraph-rsid="001e4a04"/>
    </style:style>
    <style:style style:name="P3" style:family="paragraph" style:parent-style-name="Preformatted_20_Text">
      <style:text-properties officeooo:rsid="001e4a04" officeooo:paragraph-rsid="001e4a04"/>
    </style:style>
    <style:style style:name="P4" style:family="paragraph" style:parent-style-name="Preformatted_20_Text">
      <style:text-properties officeooo:paragraph-rsid="001e4a04"/>
    </style:style>
    <style:style style:name="P5" style:family="paragraph" style:parent-style-name="Preformatted_20_Text" style:list-style-name="L3">
      <style:text-properties officeooo:paragraph-rsid="001e4a04"/>
    </style:style>
    <style:style style:name="P6" style:family="paragraph" style:parent-style-name="Standard">
      <style:text-properties officeooo:rsid="001e4a04" officeooo:paragraph-rsid="001e4a04"/>
    </style:style>
    <style:style style:name="P7" style:family="paragraph" style:parent-style-name="Standard">
      <style:text-properties officeooo:rsid="00208806" officeooo:paragraph-rsid="00208806"/>
    </style:style>
    <style:style style:name="P8" style:family="paragraph" style:parent-style-name="Standard">
      <style:text-properties officeooo:rsid="0023dbf4" officeooo:paragraph-rsid="0023dbf4"/>
    </style:style>
    <style:style style:name="P9" style:family="paragraph" style:parent-style-name="Standard">
      <style:text-properties officeooo:rsid="002566e7" officeooo:paragraph-rsid="002566e7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1e4a04" officeooo:paragraph-rsid="001e4a04"/>
    </style:style>
    <style:style style:name="P12" style:family="paragraph" style:parent-style-name="Text_20_body" style:list-style-name="L2"/>
    <style:style style:name="P13" style:family="paragraph" style:parent-style-name="Text_20_body">
      <style:text-properties officeooo:rsid="001fc554" officeooo:paragraph-rsid="001fc554"/>
    </style:style>
    <style:style style:name="P14" style:family="paragraph" style:parent-style-name="Text_20_body" style:list-style-name="L2">
      <style:text-properties officeooo:rsid="001fc554" officeooo:paragraph-rsid="001fc554"/>
    </style:style>
    <style:style style:name="P15" style:family="paragraph" style:parent-style-name="Text_20_body" style:list-style-name="L3">
      <style:text-properties officeooo:paragraph-rsid="001e4a04"/>
    </style:style>
    <style:style style:name="P16" style:family="paragraph" style:parent-style-name="Text_20_body" style:list-style-name="L2">
      <style:text-properties officeooo:rsid="002075b3" officeooo:paragraph-rsid="002075b3"/>
    </style:style>
    <style:style style:name="P17" style:family="paragraph" style:parent-style-name="Text_20_body">
      <style:text-properties officeooo:rsid="002620cc" officeooo:paragraph-rsid="002620cc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e4a04"/>
    </style:style>
    <style:style style:name="T2" style:family="text">
      <style:text-properties officeooo:rsid="001fc554"/>
    </style:style>
    <style:style style:name="T3" style:family="text">
      <style:text-properties officeooo:rsid="002075b3"/>
    </style:style>
    <style:style style:name="T4" style:family="text">
      <style:text-properties officeooo:rsid="002620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stone project:</text:p>
      <text:p text:style-name="P1"/>
      <text:h text:style-name="P2" text:outline-level="3">Context:</text:h>
      <text:p text:style-name="Text_20_body">The Home Mortgage Disclosure Act (HMDA) requires many financial institutions to maintain, report, and publicly disclose information about mortgages.</text:p>
      <text:h text:style-name="Heading_20_3" text:outline-level="3">Content:</text:h>
      <text:p text:style-name="Text_20_body">This dataset covers all mortgage decisions made in 201<text:span text:style-name="T1">7 </text:span>for <text:span text:style-name="T2">united states</text:span> . </text:p>
      <text:h text:style-name="Heading_20_3" text:outline-level="3">Acknowledgements:</text:h>
      <text:p text:style-name="Text_20_body">This dataset was compiled by the Consumer Finance Protection Board.</text:p>
      <text:h text:style-name="Heading_20_3" text:outline-level="3">Inspiration:</text:h>
      <text:list xml:id="list383308872" text:style-name="L1">
        <text:list-item>
          <text:p text:style-name="P18">Where are mortgages most likely to be approved? </text:p>
        </text:list-item>
        <text:list-item>
          <text:p text:style-name="P10">Can you predict mortgage decisions based on the criteria provided here? </text:p>
        </text:list-item>
      </text:list>
      <text:p text:style-name="P11"/>
      <text:p text:style-name="P17">EDA as follow :</text:p>
      <text:list xml:id="list3231135992" text:style-name="L3">
        <text:list-item>
          <text:p text:style-name="P15"><text:span text:style-name="Strong_20_Emphasis"><text:span text:style-name="T1">Location</text:span></text:span><text:span text:style-name="T1"> describes the State, County of the property</text:span></text:p>
        </text:list-item>
        <text:list-item>
          <text:p text:style-name="P5">Purchaser type and Loan actions <text:span text:style-name="T4">in each states and county </text:span></text:p>
        </text:list-item>
        <text:list-item>
          <text:p text:style-name="P5"><text:span text:style-name="T4">N</text:span>umber of people who got loan approved/rejected in different gender in each state</text:p>
          <text:p text:style-name="P5"/>
        </text:list-item>
        <text:list-item>
          <text:p text:style-name="P5"><text:span text:style-name="T4">N</text:span>umber of people who got loan approved /rejected in different ethnic in each county </text:p>
          <text:p text:style-name="P5"/>
        </text:list-item>
        <text:list-item>
          <text:p text:style-name="P5"><text:span text:style-name="T4">D</text:span>ifferent reason for not getting approved in different race <text:span text:style-name="T4">ethnicity</text:span> in states and county</text:p>
          <text:p text:style-name="P5"/>
        </text:list-item>
        <text:list-item>
          <text:p text:style-name="P5"><text:span text:style-name="T4">Weather</text:span> people with same s<text:span text:style-name="T4">a</text:span>lary range got approved by gender, <text:span text:style-name="T4">ethnicity</text:span> , race in county and states </text:p>
          <text:p text:style-name="P5"/>
        </text:list-item>
        <text:list-item>
          <text:p text:style-name="P5">population of women and approval and rejection in each race and <text:span text:style-name="T4">ethnicity</text:span> by state and county </text:p>
        </text:list-item>
        <text:list-item>
          <text:p text:style-name="P15"/>
        </text:list-item>
      </text:list>
      <text:list xml:id="list1880546" text:style-name="L2">
        <text:list-item>
          <text:p text:style-name="P12"><text:span text:style-name="Strong_20_Emphasis">Property Type</text:span> describes the <text:span text:style-name="Strong_20_Emphasis">Property Type and Occupancy of the property</text:span>. Property type values include One-to-four family ,Manufactured housing and Multifamily . This also answers the question “Will the owner use the property as their primary residence ?” . The values include Owner occupied as principal dwelling , Not owner occupied as principal dwelling and Not Applicable.</text:p>
        </text:list-item>
        <text:list-item>
          <text:p text:style-name="P12"><text:span text:style-name="Strong_20_Emphasis">Loan</text:span> describes the action taken on the Loan, purpose of the Loan , Type of the loan ,Loan’s lien status.</text:p>
        </text:list-item>
        <text:list-item>
          <text:p text:style-name="P12"><text:span text:style-name="Strong_20_Emphasis">Lender</text:span> describes the lender associated with the loan and the Federal agency associated with the loan.</text:p>
        </text:list-item>
        <text:list-item>
          <text:p text:style-name="P12"><text:span text:style-name="Strong_20_Emphasis">Applicant</text:span> describes the demographic information for the applicants and the co-applicants.This has the applicant sex , co- applicant sex , applicant race and ethnicity, co- applicant race and ethnicity.</text:p>
        </text:list-item>
        <text:list-item>
          <text:p text:style-name="P14"><text:soft-page-break/>Salary level: describe whether people in same salary level got the loan, this also has the county , race , sex and ethnic information </text:p>
        </text:list-item>
        <text:list-item>
          <text:p text:style-name="P16">what is the loan purpose in different state?</text:p>
        </text:list-item>
      </text:list>
      <text:p text:style-name="P13">after all exploratory analysis to understand how different features impacting the answer which is loan originated for a candidate, I created a model to know what is the provbbility f getting the loan originated in different states and county. I used XGBoosting and here is the outcome:</text:p>
      <text:p text:style-name="P8">Accuracy 88%</text:p>
      <text:p text:style-name="P1"><text:span text:style-name="Strong_20_Emphasis">Specificity:</text:span> When the actual value is negative, <text:s text:c="2"/><text:span text:style-name="T3">82% of the time </text:span><text:s/>the prediction <text:s/><text:span text:style-name="T3">is </text:span>correct</text:p>
      <text:p text:style-name="P3"/>
      <text:p text:style-name="P3"/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1">Sensitivity:</text:span></text:span><text:span text:style-name="T1"> When the actual value is positive, <text:s/>91% <text:s/>of the time the prediction is correct</text:span></text:p>
      <text:p text:style-name="P1"/>
      <text:p text:style-name="P7">with #AUC is the percentage of the ROC plot that is underneath the curve: 95%</text:p>
      <text:p text:style-name="P7"/>
      <text:p text:style-name="P1"/>
      <text:p text:style-name="P1"/>
      <text:p text:style-name="P1"/>
      <text:p text:style-name="P1"/>
      <text:p text:style-name="P9">Mortgage decision based on demographic data (Consumer Finance Protection Board)</text:p>
      <text:p text:style-name="P9">features analysis </text:p>
      <text:p text:style-name="P9">created <text:s/>Boosting model to predict the chances of getting loan originated in different sta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3:43:09.580104351</meta:creation-date>
    <dc:date>2018-08-06T19:16:07.835670266</dc:date>
    <meta:editing-duration>PT13M5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7" meta:word-count="457" meta:character-count="2775" meta:non-whitespace-character-count="2353"/>
  </office:meta>
</office:document-meta>
</file>